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Mono CJK JP" fo:font-weight="normal" style:font-weight-asian="normal" style:font-weight-complex="normal"/>
    </style:style>
    <style:style style:name="ce12" style:family="table-cell" style:parent-style-name="Default" style:data-style-name="N49">
      <style:text-properties style:font-name="Noto Sans Mono CJK JP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3" table:default-cell-style-name="ce9"/>
        <table:table-column table:style-name="co3" table:number-columns-repeated="6" table:default-cell-style-name="ce9"/>
        <table:table-column table:style-name="co4" table:number-columns-repeated="2" table:default-cell-style-name="Default"/>
        <table:table-column table:style-name="co4" table:number-columns-repeated="16372" table:default-cell-style-name="ce9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F init</text:p>
          </table:table-cell>
          <table:table-cell table:style-name="ce1" office:value-type="string" calcext:value-type="string">
            <text:p>AF step</text:p>
          </table:table-cell>
          <table:table-cell table:style-name="ce1" office:value-type="string" calcext:value-type="string">
            <text:p>AF max</text:p>
          </table:table-cell>
          <table:table-cell table:style-name="ce12" office:value-type="string" calcext:value-type="string">
            <text:p>Mar 19</text:p>
          </table:table-cell>
          <table:table-cell table:style-name="ce12" office:value-type="string" calcext:value-type="string">
            <text:p>Mar 21</text:p>
          </table:table-cell>
          <table:table-cell table:style-name="ce12" office:value-type="string" calcext:value-type="string">
            <text:p>Mar 24</text:p>
          </table:table-cell>
          <table:table-cell table:style-name="ce12" office:value-type="string" calcext:value-type="string">
            <text:p>Mar 25</text:p>
          </table:table-cell>
          <table:table-cell table:style-name="ce12" office:value-type="string" calcext:value-type="string">
            <text:p>Mar 26</text:p>
          </table:table-cell>
          <table:table-cell office:value-type="string" calcext:value-type="string">
            <text:p>Total</text:p>
          </table:table-cell>
          <table:table-cell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5" calcext:value-type="float">
            <text:p>0.0005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-2300" calcext:value-type="float">
            <text:p>-23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-1550" calcext:value-type="float">
            <text:p>-1550</text:p>
          </table:table-cell>
          <table:table-cell table:formula="of:=SUM([.E2:.I2])" office:value-type="float" office:value="3800" calcext:value-type="float">
            <text:p>3800</text:p>
          </table:table-cell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.00045" calcext:value-type="float">
            <text:p>0.00045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-2900" calcext:value-type="float">
            <text:p>-29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-1750" calcext:value-type="float">
            <text:p>-1750</text:p>
          </table:table-cell>
          <table:table-cell table:formula="of:=SUM([.E3:.I3])" office:value-type="float" office:value="3100" calcext:value-type="float">
            <text:p>3100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.0004" calcext:value-type="float">
            <text:p>0.0004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-450" calcext:value-type="float">
            <text:p>-450</text:p>
          </table:table-cell>
          <table:table-cell table:formula="of:=SUM([.E4:.I4])" office:value-type="float" office:value="7700" calcext:value-type="float">
            <text:p>7700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.00035" calcext:value-type="float">
            <text:p>0.00035</text:p>
          </table:table-cell>
          <table:table-cell table:style-name="ce2" office:value-type="float" office:value="0.0035" calcext:value-type="float">
            <text:p>0.0035</text:p>
          </table:table-cell>
          <table:table-cell table:style-name="ce2" office:value-type="float" office:value="-250" calcext:value-type="float">
            <text:p>-25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-3000" calcext:value-type="float">
            <text:p>-300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-1650" calcext:value-type="float">
            <text:p>-1650</text:p>
          </table:table-cell>
          <table:table-cell table:formula="of:=SUM([.E5:.I5])" office:value-type="float" office:value="400" calcext:value-type="float">
            <text:p>400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.0003" calcext:value-type="float">
            <text:p>0.0003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-2400" calcext:value-type="float">
            <text:p>-240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-3250" calcext:value-type="float">
            <text:p>-3250</text:p>
          </table:table-cell>
          <table:table-cell table:formula="of:=SUM([.E6:.I6])" office:value-type="float" office:value="3800" calcext:value-type="float">
            <text:p>3800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.00025" calcext:value-type="float">
            <text:p>0.00025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-450" calcext:value-type="float">
            <text:p>-45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-3200" calcext:value-type="float">
            <text:p>-320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-2050" calcext:value-type="float">
            <text:p>-2050</text:p>
          </table:table-cell>
          <table:table-cell table:formula="of:=SUM([.E7:.I7])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.0002" calcext:value-type="float">
            <text:p>0.0002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-2400" calcext:value-type="float">
            <text:p>-24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-1250" calcext:value-type="float">
            <text:p>-1250</text:p>
          </table:table-cell>
          <table:table-cell table:formula="of:=SUM([.E8:.I8])" office:value-type="float" office:value="1500" calcext:value-type="float">
            <text:p>1500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.00015" calcext:value-type="float">
            <text:p>0.00015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-1450" calcext:value-type="float">
            <text:p>-1450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office:value-type="float" office:value="-1100" calcext:value-type="float">
            <text:p>-11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-2350" calcext:value-type="float">
            <text:p>-2350</text:p>
          </table:table-cell>
          <table:table-cell table:formula="of:=SUM([.E9:.I9])" office:value-type="float" office:value="3300" calcext:value-type="float">
            <text:p>3300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-2350" calcext:value-type="float">
            <text:p>-235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-1800" calcext:value-type="float">
            <text:p>-180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550" calcext:value-type="float">
            <text:p>550</text:p>
          </table:table-cell>
          <table:table-cell table:formula="of:=SUM([.E10:.I10])" office:value-type="float" office:value="5600" calcext:value-type="float">
            <text:p>5600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0009" calcext:value-type="float">
            <text:p>0.0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-2450" calcext:value-type="float">
            <text:p>-2450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-2100" calcext:value-type="float">
            <text:p>-210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-50" calcext:value-type="float">
            <text:p>-50</text:p>
          </table:table-cell>
          <table:table-cell table:formula="of:=SUM([.E11:.I11])" office:value-type="float" office:value="7100" calcext:value-type="float">
            <text:p>7100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.00008" calcext:value-type="float">
            <text:p>0.00008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-2250" calcext:value-type="float">
            <text:p>-2250</text:p>
          </table:table-cell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-550" calcext:value-type="float">
            <text:p>-550</text:p>
          </table:table-cell>
          <table:table-cell table:formula="of:=SUM([.E12:.I12])" office:value-type="float" office:value="6800" calcext:value-type="float">
            <text:p>6800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.00007" calcext:value-type="float">
            <text:p>0.00007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-2550" calcext:value-type="float">
            <text:p>-2550</text:p>
          </table:table-cell>
          <table:table-cell table:style-name="ce2" office:value-type="float" office:value="8500" calcext:value-type="float">
            <text:p>8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-1450" calcext:value-type="float">
            <text:p>-1450</text:p>
          </table:table-cell>
          <table:table-cell table:formula="of:=SUM([.E13:.I13])" office:value-type="float" office:value="8000" calcext:value-type="float">
            <text:p>8000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.00006" calcext:value-type="float">
            <text:p>0.0000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-1950" calcext:value-type="float">
            <text:p>-1950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-2350" calcext:value-type="float">
            <text:p>-2350</text:p>
          </table:table-cell>
          <table:table-cell table:formula="of:=SUM([.E14:.I14])" office:value-type="float" office:value="6700" calcext:value-type="float">
            <text:p>6700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.00005" calcext:value-type="float">
            <text:p>0.0000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-3150" calcext:value-type="float">
            <text:p>-31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-3350" calcext:value-type="float">
            <text:p>-3350</text:p>
          </table:table-cell>
          <table:table-cell table:formula="of:=SUM([.E15:.I15])" office:value-type="float" office:value="5500" calcext:value-type="float">
            <text:p>5500</text:p>
          </table:table-cell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.00004" calcext:value-type="float">
            <text:p>0.0000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-2250" calcext:value-type="float">
            <text:p>-22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-750" calcext:value-type="float">
            <text:p>-750</text:p>
          </table:table-cell>
          <table:table-cell table:formula="of:=SUM([.E16:.I16])" office:value-type="float" office:value="7800" calcext:value-type="float">
            <text:p>7800</text:p>
          </table:table-cell>
          <table:table-cell table:number-columns-repeated="1637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0.00003" calcext:value-type="float">
            <text:p>0.0000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-3250" calcext:value-type="float">
            <text:p>-32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-1150" calcext:value-type="float">
            <text:p>-1150</text:p>
          </table:table-cell>
          <table:table-cell table:formula="of:=SUM([.E17:.I17])" office:value-type="float" office:value="9400" calcext:value-type="float">
            <text:p>9400</text:p>
          </table:table-cell>
          <table:table-cell table:number-columns-repeated="1637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.00002" calcext:value-type="float">
            <text:p>0.00002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-2950" calcext:value-type="float">
            <text:p>-29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-450" calcext:value-type="float">
            <text:p>-450</text:p>
          </table:table-cell>
          <table:table-cell table:formula="of:=SUM([.E18:.I18])" office:value-type="float" office:value="9000" calcext:value-type="float">
            <text:p>9000</text:p>
          </table:table-cell>
          <table:table-cell table:number-columns-repeated="1637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-3750" calcext:value-type="float">
            <text:p>-37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50" calcext:value-type="float">
            <text:p>150</text:p>
          </table:table-cell>
          <table:table-cell table:formula="of:=SUM([.E19:.I19])" office:value-type="float" office:value="8900" calcext:value-type="float">
            <text:p>8900</text:p>
          </table:table-cell>
          <table:table-cell table:number-columns-repeated="16374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Sheet1.$A$1" table:cell-range-address="$Sheet1.$A$1:.$D$1"/>
        <table:named-range table:name="HTML_all" table:base-cell-address="$Sheet1.$A$1" table:cell-range-address="$Sheet1.$A$1:.$D$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/00/00</text:date>, <text:time style:data-style-name="N2" text:time-value="18:54:25.67563182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6T18:57:44.299957533</dc:date>
    <meta:editing-duration>PT22M47S</meta:editing-duration>
    <meta:editing-cycles>9</meta:editing-cycles>
    <meta:generator>LibreOffice/25.2.2.1$Linux_X86_64 LibreOffice_project/520$Build-1</meta:generator>
    <meta:document-statistic meta:table-count="1" meta:cell-count="190" meta:object-count="0"/>
  </office:meta>
</office:document-meta>
</file>